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4.3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disasterEventName</text:p>
          </table:table-cell>
          <table:table-cell table:number-columns-repeated="2"/>
        </table:table-row>
        <table:table-row table:style-name="ro2">
          <table:table-cell office:value-type="string">
            <text:p>Flood_Cologne</text:p>
          </table:table-cell>
          <table:table-cell office:value-type="string">
            <text:p>Flood_Cologne_1</text:p>
          </table:table-cell>
          <table:table-cell office:value-type="string">
            <text:p>Flood_Cologne_2</text:p>
          </table:table-cell>
          <table:table-cell office:value-type="string">
            <text:p>Flood_Cologne_3</text:p>
          </table:table-cell>
          <table:table-cell office:value-type="string">
            <text:p>Flood_Cologne</text:p>
          </table:table-cell>
          <table:table-cell table:number-columns-repeated="2"/>
        </table:table-row>
        <table:table-row table:style-name="ro1">
          <table:table-cell office:value-type="string">
            <text:p>Tornado_Kansas</text:p>
          </table:table-cell>
          <table:table-cell office:value-type="string">
            <text:p>Tornado_Kansas_1</text:p>
          </table:table-cell>
          <table:table-cell office:value-type="string">
            <text:p>Tornado_Kansas_2</text:p>
          </table:table-cell>
          <table:table-cell office:value-type="string">
            <text:p>Tornado_Kansas_3</text:p>
          </table:table-cell>
          <table:table-cell office:value-type="string">
            <text:p>Tornado_America_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.07.2018</text:date>, <text:time>11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20S</meta:editing-duration>
    <meta:editing-cycles>10</meta:editing-cycles>
    <meta:generator>OpenOffice/4.1.3$Win32 OpenOffice.org_project/413m1$Build-9783</meta:generator>
    <dc:date>2018-07-10T11:03:39.16</dc:date>
    <dc:creator>Felix </dc:creator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